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C062733E0BCECB18.png" manifest:media-type="image/png"/>
  <manifest:file-entry manifest:full-path="Pictures/1000068800009698000054ABBAE8AB1092C97E1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788cm" fo:min-width="5.426cm"/>
    </style:style>
    <style:style style:name="gr2" style:family="graphic" style:parent-style-name="standard">
      <style:graphic-properties draw:fill-color="#ff33ff" draw:textarea-horizontal-align="justify" draw:textarea-vertical-align="middle" draw:auto-grow-height="false" fo:min-height="2.55cm" fo:min-width="5.1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4.4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4.401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1.5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0cm" fo:min-width="3.5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0cm" fo:min-width="2.7cm"/>
    </style:style>
    <style:style style:name="pr1" style:family="presentation" style:parent-style-name="AbstractGreen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33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g>
          <draw:custom-shape draw:style-name="gr1" draw:text-style-name="P1" draw:layer="layout" svg:width="6.4cm" svg:height="13cm" svg:x="4.4cm" svg:y="3.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5.6cm" svg:height="2.8cm" svg:x="4.8cm" svg:y="4.4cm">
            <text:p text:style-name="P1">接收窗口</text:p>
            <text:p text:style-name="P1">实际大小:m</text:p>
            <text:p text:style-name="P1">Scale factor:M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cm" svg:height="2.8cm" svg:x="4.8cm" svg:y="11.6cm">
            <text:p text:style-name="P1">发送窗口</text:p>
            <text:p text:style-name="P1">实际大小:n</text:p>
            <text:p text:style-name="P1">Scale factor:N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6.4cm" svg:height="13cm" svg:x="17.642cm" svg:y="3.15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5.6cm" svg:height="2.8cm" svg:x="18.042cm" svg:y="4.352cm">
            <text:p text:style-name="P1">发送窗口</text:p>
            <text:p text:style-name="P1">实际大小:m</text:p>
            <text:p text:style-name="P1">Scale factor:M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cm" svg:height="2.8cm" svg:x="18.042cm" svg:y="11.552cm">
            <text:p text:style-name="P1">接收窗口</text:p>
            <text:p text:style-name="P1">实际大小:n</text:p>
            <text:p text:style-name="P1">Scale factor:N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5.6cm" svg:height="0.4cm" svg:x="11.6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5.6cm" svg:height="0.4cm" svg:x="11.4cm" svg:y="5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6cm" svg:height="1cm" svg:x="11.2cm" svg:y="4.4cm">
          <text:p text:style-name="P1">Window size=m&gt;&gt;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1cm" svg:x="11.266cm" svg:y="11.77cm">
          <text:p text:style-name="P1">Window size=n&gt;&gt;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g>
          <draw:line draw:style-name="gr7" draw:text-style-name="P4" draw:layer="layout" svg:x1="6.9cm" svg:y1="8.4cm" svg:x2="20.9cm" svg:y2="8.4cm">
            <text:p/>
          </draw:line>
          <draw:line draw:style-name="gr8" draw:text-style-name="P4" draw:layer="layout" svg:x1="17.6cm" svg:y1="11cm" svg:x2="17.6cm" svg:y2="8.6cm">
            <text:p text:style-name="P1"/>
          </draw:line>
          <draw:line draw:style-name="gr8" draw:text-style-name="P4" draw:layer="layout" svg:x1="9.8cm" svg:y1="11cm" svg:x2="9.8cm" svg:y2="8.6cm">
            <text:p/>
          </draw:line>
          <draw:line draw:style-name="gr8" draw:text-style-name="P4" draw:layer="layout" svg:x1="13.7cm" svg:y1="11cm" svg:x2="13.7cm" svg:y2="8.6cm">
            <text:p/>
          </draw:line>
          <draw:custom-shape draw:style-name="gr9" draw:text-style-name="P1" draw:layer="layout" svg:width="2cm" svg:height="0.8cm" svg:x="8.9cm" svg:y="11.4cm">
            <text:p text:style-name="P1">2100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cm" svg:height="0.8cm" svg:x="16.4cm" svg:y="11.4cm">
            <text:p text:style-name="P1">2300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cm" svg:height="0.8cm" svg:x="12.7cm" svg:y="11.4cm">
            <text:p text:style-name="P1">2201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4cm" svg:height="0.2cm" svg:x="13.6cm" svg:y="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3.2cm" svg:height="0.2cm" svg:x="6.7cm" svg:y="8.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" draw:layer="layout" svg:width="17cm" svg:height="9.56cm" svg:x="2cm" svg:y="2.5cm" draw:page-number="2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420e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C062733E0BCECB18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5:23:35.358627599</meta:creation-date>
    <dc:date>2016-07-27T18:27:32.547639824</dc:date>
    <meta:editing-duration>PT10M16S</meta:editing-duration>
    <meta:editing-cycles>3</meta:editing-cycles>
    <meta:generator>LibreOffice/5.1.4.2$Linux_X86_64 LibreOffice_project/10m0$Build-2</meta:generator>
    <meta:document-statistic meta:object-count="59"/>
  </office:meta>
</office:document-meta>
</file>